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00%"/>
      <style:text-properties fo:font-size="13pt" style:font-size-asian="13pt" style:font-size-complex="13pt"/>
    </style:style>
    <style:style style:name="P2" style:family="paragraph" style:parent-style-name="Standard">
      <style:paragraph-properties fo:line-height="100%"/>
      <style:text-properties fo:font-size="11pt" officeooo:paragraph-rsid="001c7318" style:font-size-asian="11pt" style:font-size-complex="11pt"/>
    </style:style>
    <style:style style:name="P3" style:family="paragraph" style:parent-style-name="Standard">
      <style:paragraph-properties fo:margin-top="0.101cm" fo:margin-bottom="0.101cm" loext:contextual-spacing="false" fo:line-height="115%"/>
      <style:text-properties fo:font-size="11pt" officeooo:rsid="001d28df" officeooo:paragraph-rsid="001d28df" style:font-size-asian="11pt" style:font-size-complex="11pt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officeooo:paragraph-rsid="001e52f5" style:font-size-asian="12pt" style:font-size-complex="12pt"/>
    </style:style>
    <style:style style:name="P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officeooo:paragraph-rsid="001cd81b" style:font-size-asian="12pt" style:font-size-complex="12pt"/>
    </style:style>
    <style:style style:name="P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officeooo:paragraph-rsid="001d28df" style:font-size-asian="12pt" style:font-size-complex="12pt"/>
    </style:style>
    <style:style style:name="P7" style:family="paragraph" style:parent-style-name="Standard">
      <style:paragraph-properties fo:margin-top="0.101cm" fo:margin-bottom="0.101cm" loext:contextual-spacing="false" fo:line-height="115%"/>
      <style:text-properties fo:font-size="12pt" officeooo:rsid="001d28df" officeooo:paragraph-rsid="001d28df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15%"/>
      <style:text-properties fo:font-size="11pt" fo:font-weight="normal" officeooo:rsid="00203b30" officeooo:paragraph-rsid="00203b30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15%"/>
      <style:text-properties fo:font-size="11pt" fo:font-weight="normal" officeooo:rsid="00203b30" officeooo:paragraph-rsid="0022387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fo:font-size="11pt" fo:font-weight="normal" officeooo:paragraph-rsid="00203b3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fo:font-size="11pt" fo:font-weight="normal" officeooo:paragraph-rsid="0022387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15%"/>
      <style:text-properties fo:font-size="11pt" fo:font-weight="normal" officeooo:rsid="001d28df" officeooo:paragraph-rsid="001d28df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fo:font-size="11pt" fo:font-weight="normal" officeooo:rsid="001d28df" officeooo:paragraph-rsid="00203b30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fo:font-size="11pt" fo:font-weight="normal" officeooo:rsid="001d28df" officeooo:paragraph-rsid="0022387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fo:font-size="11pt" officeooo:rsid="001d28df" officeooo:paragraph-rsid="001d28df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fo:font-size="11pt" officeooo:rsid="001e52f5" officeooo:paragraph-rsid="001e52f5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line-height="115%"/>
      <style:text-properties fo:font-size="11pt" officeooo:paragraph-rsid="001e52f5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fo:font-size="11pt" officeooo:paragraph-rsid="001d28df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fo:font-size="11pt" officeooo:paragraph-rsid="001cd81b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line-height="115%"/>
      <style:text-properties fo:font-size="11pt" fo:font-weight="bold" officeooo:rsid="001e52f5" officeooo:paragraph-rsid="001e52f5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15%"/>
      <style:text-properties fo:font-size="13pt" officeooo:paragraph-rsid="001d28df" style:font-size-asian="13pt" style:font-size-complex="13pt"/>
    </style:style>
    <style:style style:name="P22" style:family="paragraph" style:parent-style-name="Text_20_body">
      <style:paragraph-properties fo:line-height="100%"/>
      <style:text-properties fo:font-size="11pt" officeooo:paragraph-rsid="001c7318" style:font-size-asian="11pt" style:font-size-complex="11pt"/>
    </style:style>
    <style:style style:name="T1" style:family="text">
      <style:text-properties officeooo:rsid="001cd81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81b" style:font-weight-asian="bold" style:font-weight-complex="bold"/>
    </style:style>
    <style:style style:name="T4" style:family="text">
      <style:text-properties fo:font-weight="bold" officeooo:rsid="001d28df" style:font-weight-asian="bold" style:font-weight-complex="bold"/>
    </style:style>
    <style:style style:name="T5" style:family="text">
      <style:text-properties fo:font-weight="bold" officeooo:rsid="001eb998" style:font-weight-asian="bold" style:font-weight-complex="bold"/>
    </style:style>
    <style:style style:name="T6" style:family="text">
      <style:text-properties fo:font-weight="bold" officeooo:rsid="001dd589" style:font-weight-asian="bold" style:font-weight-complex="bold"/>
    </style:style>
    <style:style style:name="T7" style:family="text">
      <style:text-properties fo:font-weight="bold" officeooo:rsid="001de4d1" style:font-weight-asian="bold" style:font-weight-complex="bold"/>
    </style:style>
    <style:style style:name="T8" style:family="text">
      <style:text-properties fo:font-weight="bold" officeooo:rsid="001e52f5" style:font-weight-asian="bold" style:font-weight-complex="bold"/>
    </style:style>
    <style:style style:name="T9" style:family="text">
      <style:text-properties fo:font-weight="bold" officeooo:rsid="00203b30" style:font-weight-asian="bold" style:font-weight-complex="bold"/>
    </style:style>
    <style:style style:name="T10" style:family="text">
      <style:text-properties officeooo:rsid="001d28df"/>
    </style:style>
    <style:style style:name="T11" style:family="text">
      <style:text-properties fo:font-size="14pt" fo:font-weight="bold" officeooo:rsid="001de4d1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cd81b" style:font-size-asian="14pt" style:font-weight-asian="bold" style:font-size-complex="14pt" style:font-weight-complex="bold"/>
    </style:style>
    <style:style style:name="T13" style:family="text">
      <style:text-properties officeooo:rsid="001dd589"/>
    </style:style>
    <style:style style:name="T14" style:family="text">
      <style:text-properties officeooo:rsid="001de4d1"/>
    </style:style>
    <style:style style:name="T15" style:family="text">
      <style:text-properties officeooo:rsid="001e52f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e4d1" style:font-weight-asian="normal" style:font-weight-complex="normal"/>
    </style:style>
    <style:style style:name="T18" style:family="text">
      <style:text-properties fo:font-weight="normal" officeooo:rsid="00203b30" style:font-weight-asian="normal" style:font-weight-complex="normal"/>
    </style:style>
    <style:style style:name="T19" style:family="text">
      <style:text-properties officeooo:rsid="00203b30"/>
    </style:style>
    <style:style style:name="T20" style:family="text">
      <style:text-properties officeooo:rsid="0022387a"/>
    </style:style>
    <style:style style:name="T21" style:family="text">
      <style:text-properties fo:font-size="13pt" fo:font-weight="bold" officeooo:rsid="001cd81b" style:font-size-asian="13pt" style:font-weight-asian="bold" style:font-size-complex="13pt" style:font-weight-complex="bold"/>
    </style:style>
    <style:style style:name="T22" style:family="text">
      <style:text-properties fo:font-size="13pt" fo:font-weight="bold" officeooo:rsid="001de4d1" style:font-size-asian="13pt" style:font-weight-asian="bold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,</text:p>
      <text:p text:style-name="P2">Immigration officer,</text:p>
      <text:h text:style-name="P1" text:outline-level="2">German Consulate General Mumbai,</text:h>
      <text:p text:style-name="P22">House, 9th Floor, Hoechst, 193, Backbay Reclamation, </text:p>
      <text:p text:style-name="P22">Nariman Point, Mumbai, </text:p>
      <text:p text:style-name="P22">Maharashtra 400021</text:p>
      <text:p text:style-name="P19"><text:span text:style-name="T1"><text:tab/></text:span><text:span text:style-name="T21">Subject : <text:tab/></text:span><text:span text:style-name="T22">Covering letter to support my Visa Application</text:span></text:p>
      <text:p text:style-name="P21"><text:span text:style-name="T3"><text:tab/><text:tab/><text:tab/></text:span><text:span text:style-name="T7">(</text:span><text:span text:style-name="T4">Passport Nr. <text:s/></text:span><text:span text:style-name="T5">V8620696</text:span><text:span text:style-name="T7">)</text:span></text:p>
      <text:p text:style-name="P18"><text:span text:style-name="T7"/></text:p>
      <text:p text:style-name="P4"><text:tab/><text:span text:style-name="T14">I, </text:span><text:span text:style-name="T7">Mrs. Nilambari Suresh Mahajan </text:span><text:span text:style-name="T8">(Passport Nr. V8620696)</text:span><text:span text:style-name="T7">,</text:span><text:span text:style-name="T14"> have got married </text:span><text:span text:style-name="T15">to </text:span><text:span text:style-name="T7">Dr. Gautam Ravindra Dange (Passport Nr. Z5650762)</text:span><text:span text:style-name="T3"> </text:span><text:span text:style-name="T18">recently</text:span><text:span text:style-name="T9"> </text:span><text:span text:style-name="T16">on</text:span><text:span text:style-name="T2"> 22nd May 2022 </text:span><text:span text:style-name="T16">in</text:span> <text:span text:style-name="T2">Daivadnya Sanskrutik Bhavan, Satara</text:span>, <text:span text:style-name="T1">Maharashtra, India. </text:span></text:p>
      <text:p text:style-name="P4"><text:span text:style-name="T14"><text:tab/>My Husband is living in Bremen, Germany </text:span><text:span text:style-name="T15">(Breitenweg, 14, Bremen 28195, <text:s/>Germany) <text:s/></text:span><text:span text:style-name="T14">and holds a </text:span><text:span text:style-name="T9">Blue Card</text:span><text:span text:style-name="T19"> (1</text:span><text:span text:style-name="T18">8B </text:span><text:span text:style-name="T17">Blue Card </text:span><text:span text:style-name="T18">EU - </text:span><text:span text:style-name="T9">Y02NKNM66</text:span><text:span text:style-name="T18">)</text:span><text:span text:style-name="T7">.</text:span><text:span text:style-name="T14"> </text:span>Thus, <text:span text:style-name="T14">I would like to </text:span>apply <text:span text:style-name="T14">for the</text:span> <text:span text:style-name="T2">Family Reunion Visa</text:span>, <text:span text:style-name="T14">so I can accompany my husband in Bremen, Germany</text:span>. </text:p>
      <text:p text:style-name="P5"><text:span text:style-name="T1"><text:tab/></text:span><text:span text:style-name="T14">I was knowing </text:span><text:span text:style-name="T19">him</text:span><text:span text:style-name="T14"> since many years </text:span><text:span text:style-name="T19">and</text:span><text:span text:style-name="T14"> we have got married recently. I have attached all the necessary document</text:span><text:span text:style-name="T15">s</text:span><text:span text:style-name="T14"> to verify our marriage and </text:span><text:span text:style-name="T15">also </text:span><text:span text:style-name="T14">his </text:span><text:span text:style-name="T15">financial </text:span><text:span text:style-name="T14">ability to invite me there as a dependent. Also, being an engineer, I </text:span><text:span text:style-name="T15">wish to do a</text:span><text:span text:style-name="T14"> job in future. </text:span></text:p>
      <text:p text:style-name="P6"><text:span text:style-name="T10"><text:tab/>We </text:span><text:span text:style-name="T19">s</text:span><text:span text:style-name="T10">incerely request you to kindly consider </text:span><text:span text:style-name="T15">my </text:span><text:span text:style-name="T10">application </text:span><text:span text:style-name="T13">and </text:span><text:span text:style-name="T10"><text:s/></text:span><text:span text:style-name="T13">please </text:span><text:span text:style-name="T10">grant </text:span><text:span text:style-name="T15">me</text:span><text:span text:style-name="T10"> a </text:span><text:span text:style-name="T19">family reunion</text:span><text:span text:style-name="T10"> visa as early as possible. </text:span><text:span text:style-name="T15">I will be able to provide any other additional document necessary to complete this application. </text:span></text:p>
      <text:p text:style-name="P7"><text:tab/>Thank you so much and regards,</text:p>
      <text:p text:style-name="P3"/>
      <text:p text:style-name="P13"/>
      <text:p text:style-name="P15"/>
      <text:p text:style-name="P12">sincerely yours,</text:p>
      <text:p text:style-name="P20">Ms. Nilambari Suresh Mahajan </text:p>
      <text:p text:style-name="P20">(Wife of Dr. Gautam Ravindra Dange) </text:p>
      <text:p text:style-name="P16"><text:span text:style-name="T2">Contact Address : 45, Bhavani Peth, Satara, </text:span></text:p>
      <text:p text:style-name="P16"><text:span text:style-name="T2">Maharashtra India <text:s/>415002</text:span></text:p>
      <text:p text:style-name="P17"><text:span text:style-name="T8">Formar </text:span><text:span text:style-name="T6">Address</text:span><text:span text:style-name="T13"> : </text:span><text:span text:style-name="T15">Flat No. 103, Rachana Park, Wing I, </text:span></text:p>
      <text:p text:style-name="P17"><text:span text:style-name="T15">Sai City, Kopargaon, India 423601</text:span></text:p>
      <text:p text:style-name="P15"><text:span text:style-name="T2">e-mail :</text:span> nilambarimahajan2487@gmail.com</text:p>
      <text:p text:style-name="P18"><text:span text:style-name="T4">Phone</text:span><text:span text:style-name="T10"> : <text:s/>+</text:span><text:span text:style-name="T15">91 7822887233</text:span></text:p>
      <text:p text:style-name="P18"/>
      <text:p text:style-name="P9">My Husbands details :</text:p>
      <text:p text:style-name="P9"><text:s/><text:tab/>Name : Dr. Gautam Ravindra Dange (Passport Nr. <text:s/><text:span text:style-name="T14">Z5650762</text:span>)</text:p>
      <text:p text:style-name="P9"><text:tab/>Address : Breitenweg 14, Bremen 28195</text:p>
      <text:p text:style-name="P9"><text:tab/>(Old : Anne Conways Str 15, H2 L7 06, Bremen 28359) </text:p>
      <text:p text:style-name="P9"><text:tab/>Blue Card Nr. : Y02KNM66 , By Authority : Freie Hansestadt Bremen, Migrationsamt</text:p>
      <text:p text:style-name="P11"><text:span text:style-name="T19"><text:tab/>TAX ID <text:s/>: </text:span>80 203 047 516 </text:p>
      <text:p text:style-name="P11"><text:span text:style-name="T19"><text:tab/>Versicherungsummer : 63160387D013 </text:span></text:p>
      <text:p text:style-name="P14"><text:tab/>personalnummer : 53024343/418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09:49:04.764911278</meta:creation-date>
    <meta:editing-duration>PT11M45S</meta:editing-duration>
    <meta:editing-cycles>3</meta:editing-cycles>
    <meta:generator>LibreOffice/6.4.7.2$Linux_X86_64 LibreOffice_project/40$Build-2</meta:generator>
    <dc:date>2022-06-14T10:15:40.493345023</dc:date>
    <meta:document-statistic meta:table-count="0" meta:image-count="0" meta:object-count="0" meta:page-count="1" meta:paragraph-count="30" meta:word-count="295" meta:character-count="1845" meta:non-whitespace-character-count="1541"/>
  </office:meta>
</office:document-meta>
</file>